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What is SDLC? Explain its phases.</text:span><text:line-break/>👉 <text:span text:style-name="Emphasis">Answer:</text:span><text:line-break/>SDLC (Software Development Life Cycle) is a structured process for developing software. It ensures software is delivered with high quality, within budget, and on time.<text:line-break/><text:span text:style-name="Strong_20_Emphasis">Phases:</text:span></text:p>
        </text:list-item>
      </text:list>
      <text:list text:style-name="L2">
        <text:list-item>
          <text:p text:style-name="P2">Requirement Analysis → gather client requirements</text:p>
        </text:list-item>
        <text:list-item>
          <text:p text:style-name="P2">Design → HLD &amp; LLD, architecture design</text:p>
        </text:list-item>
        <text:list-item>
          <text:p text:style-name="P2">Development → coding in Java (Spring Boot, etc.)</text:p>
        </text:list-item>
        <text:list-item>
          <text:p text:style-name="P2">Testing → unit/integration testing, bug fixing</text:p>
        </text:list-item>
        <text:list-item>
          <text:p text:style-name="P2">Deployment → production release</text:p>
        </text:list-item>
        <text:list-item>
          <text:p text:style-name="P2">Maintenance → enhancements, bug fixes post-release</text:p>
        </text:list-item>
      </text:list>
      <text:p text:style-name="Horizontal_20_Line"/>
      <text:list text:style-name="L3">
        <text:list-item>
          <text:p text:style-name="P3"><text:span text:style-name="Strong_20_Emphasis">Which SDLC model have you worked in (Waterfall, Agile, Spiral, etc.)?</text:span><text:line-break/>👉 <text:span text:style-name="Emphasis">Answer (Infosys often expects Agile):</text:span><text:line-break/>I have worked mainly in the <text:span text:style-name="Strong_20_Emphasis">Agile methodology</text:span>, where we follow Scrum. We divide the project into sprints, usually of 2 weeks. Each sprint includes requirement discussion, coding, unit testing, and review. Daily stand-ups help track progress. This allowed us to deliver working modules frequently and adapt to client feedback quickly.</text:p>
        </text:list-item>
      </text:list>
      <text:p text:style-name="Horizontal_20_Line"/>
      <text:list text:style-name="L4">
        <text:list-item>
          <text:p text:style-name="P4"><text:span text:style-name="Strong_20_Emphasis">Difference between Waterfall and Agile models?</text:span><text:line-break/>👉 <text:span text:style-name="Emphasis">Answer:</text:span></text:p>
        </text:list-item>
      </text:list>
      <text:list text:style-name="L5">
        <text:list-item>
          <text:p text:style-name="P5"><text:span text:style-name="Strong_20_Emphasis">Waterfall</text:span>: Linear, sequential process. Each phase (requirement → design → development → testing → deployment) happens only once. Changes are costly.</text:p>
        </text:list-item>
        <text:list-item>
          <text:p text:style-name="P5"><text:span text:style-name="Strong_20_Emphasis">Agile</text:span>: Iterative and incremental. Development happens in sprints with continuous feedback, testing, and integration. More flexible and widely used today.</text:p>
        </text:list-item>
      </text:list>
      <text:p text:style-name="Horizontal_20_Line"/>
      <text:h text:style-name="Heading_20_2" text:outline-level="2">🔹 Java + SDLC Practical Questions</text:h>
      <text:list text:style-name="L6">
        <text:list-item>
          <text:p text:style-name="P6"><text:span text:style-name="Strong_20_Emphasis">During the Development phase of SDLC, how do you ensure code quality in Java?</text:span><text:line-break/>👉 <text:span text:style-name="Emphasis">Answer:</text:span></text:p>
        </text:list-item>
      </text:list>
      <text:list text:style-name="L7">
        <text:list-item>
          <text:p text:style-name="P7">Follow coding standards and best practices (naming conventions, SOLID principles).</text:p>
        </text:list-item>
        <text:list-item>
          <text:p text:style-name="P7">Use <text:span text:style-name="Strong_20_Emphasis">Spring Boot</text:span> for clean API design.</text:p>
        </text:list-item>
        <text:list-item>
          <text:p text:style-name="P7">Write <text:span text:style-name="Strong_20_Emphasis">unit tests (JUnit, Mockito)</text:span>.</text:p>
        </text:list-item>
        <text:list-item>
          <text:p text:style-name="P7">Use <text:span text:style-name="Strong_20_Emphasis">SonarQube/Checkstyle</text:span> for static code analysis.</text:p>
        </text:list-item>
        <text:list-item>
          <text:p text:style-name="P7">Peer code reviews.</text:p>
        </text:list-item>
      </text:list>
      <text:p text:style-name="Horizontal_20_Line"/>
      <text:list text:style-name="L8">
        <text:list-item>
          <text:p text:style-name="P8"><text:soft-page-break/><text:span text:style-name="Strong_20_Emphasis">Which tools did you use for version control, CI/CD in your SDLC?</text:span><text:line-break/>👉 <text:span text:style-name="Emphasis">Answer:</text:span></text:p>
        </text:list-item>
      </text:list>
      <text:list text:style-name="L9">
        <text:list-item>
          <text:p text:style-name="P9">Version Control → Git, GitHub/GitLab</text:p>
        </text:list-item>
        <text:list-item>
          <text:p text:style-name="P9">Build → Maven/Gradle</text:p>
        </text:list-item>
        <text:list-item>
          <text:p text:style-name="P9">CI/CD → Jenkins pipelines for build, test, and deployment</text:p>
        </text:list-item>
        <text:list-item>
          <text:p text:style-name="P9">Testing → JUnit, Postman (for APIs)</text:p>
        </text:list-item>
      </text:list>
      <text:p text:style-name="Horizontal_20_Line"/>
      <text:list text:style-name="L10">
        <text:list-item>
          <text:p text:style-name="P10"><text:span text:style-name="Strong_20_Emphasis">How are requirements captured and translated into code in your project?</text:span><text:line-break/>👉 <text:span text:style-name="Emphasis">Answer:</text:span></text:p>
        </text:list-item>
      </text:list>
      <text:list text:style-name="L11">
        <text:list-item>
          <text:p text:style-name="P11">Requirements were collected in <text:span text:style-name="Strong_20_Emphasis">JIRA</text:span> (user stories).</text:p>
        </text:list-item>
        <text:list-item>
          <text:p text:style-name="P11">We created <text:span text:style-name="Strong_20_Emphasis">design documents (HLD/LLD)</text:span>.</text:p>
        </text:list-item>
        <text:list-item>
          <text:p text:style-name="P11">Broke tasks into smaller modules.</text:p>
        </text:list-item>
        <text:list-item>
          <text:p text:style-name="P11">Implemented using <text:span text:style-name="Strong_20_Emphasis">Java + Spring Boot REST APIs</text:span>.</text:p>
        </text:list-item>
        <text:list-item>
          <text:p text:style-name="P11">Tested using JUnit and integrated with SQL database.</text:p>
        </text:list-item>
      </text:list>
      <text:p text:style-name="Horizontal_20_Line"/>
      <text:h text:style-name="Heading_20_2" text:outline-level="2">🔹 Testing &amp; Deployment Questions</text:h>
      <text:list text:style-name="L12">
        <text:list-item>
          <text:p text:style-name="P12"><text:span text:style-name="Strong_20_Emphasis">How do you perform testing in SDLC for a Java project?</text:span><text:line-break/>👉 <text:span text:style-name="Emphasis">Answer:</text:span></text:p>
        </text:list-item>
      </text:list>
      <text:list text:style-name="L13">
        <text:list-item>
          <text:p text:style-name="P13"><text:span text:style-name="Strong_20_Emphasis">Unit Testing</text:span>: JUnit + Mockito for service layer testing.</text:p>
        </text:list-item>
        <text:list-item>
          <text:p text:style-name="P13"><text:span text:style-name="Strong_20_Emphasis">Integration Testing</text:span>: Test APIs with Postman/Rest Assured.</text:p>
        </text:list-item>
        <text:list-item>
          <text:p text:style-name="P13"><text:span text:style-name="Strong_20_Emphasis">System Testing</text:span>: End-to-end testing with DB + frontend.</text:p>
        </text:list-item>
        <text:list-item>
          <text:p text:style-name="P13"><text:span text:style-name="Strong_20_Emphasis">Regression Testing</text:span> after every deployment.</text:p>
        </text:list-item>
      </text:list>
      <text:p text:style-name="Horizontal_20_Line"/>
      <text:list text:style-name="L14">
        <text:list-item>
          <text:p text:style-name="P14"><text:span text:style-name="Strong_20_Emphasis">How do you handle production issues (Maintenance phase of SDLC)?</text:span><text:line-break/>👉 <text:span text:style-name="Emphasis">Answer:</text:span></text:p>
        </text:list-item>
      </text:list>
      <text:list text:style-name="L15">
        <text:list-item>
          <text:p text:style-name="P15">Reproduce issue in lower environment.</text:p>
        </text:list-item>
        <text:list-item>
          <text:p text:style-name="P15">Debug logs (log4j/slf4j) for root cause.</text:p>
        </text:list-item>
        <text:list-item>
          <text:p text:style-name="P15">Fix in code and test with regression.</text:p>
        </text:list-item>
        <text:list-item>
          <text:p text:style-name="P15">Deploy patch through CI/CD pipeline.</text:p>
        </text:list-item>
        <text:list-item>
          <text:p text:style-name="P15">Update documentation and communicate with stakeholders.</text:p>
        </text:list-item>
      </text:list>
      <text:p text:style-name="Horizontal_20_Line"/>
      <text:h text:style-name="Heading_20_2" text:outline-level="2"><text:soft-page-break/>🔹 Advanced / Situational Questions</text:h>
      <text:list text:style-name="L16">
        <text:list-item>
          <text:p text:style-name="P16"><text:span text:style-name="Strong_20_Emphasis">Explain a real-time scenario where Agile SDLC helped in your Java project.</text:span><text:line-break/>👉 <text:span text:style-name="Emphasis">Answer:</text:span><text:line-break/>In my last project, a client frequently changed requirements for a smart ship monitoring system. Since we followed <text:span text:style-name="Strong_20_Emphasis">Agile</text:span>, we adjusted the backlog in every sprint. I developed Java REST APIs in Spring Boot and could deliver modules quickly. Continuous client feedback avoided rework and reduced release risk.</text:p>
        </text:list-item>
      </text:list>
      <text:p text:style-name="Horizontal_20_Line"/>
      <text:list text:style-name="L17">
        <text:list-item>
          <text:p text:style-name="P17"><text:span text:style-name="Strong_20_Emphasis">Where does Database (SQL) fit in SDLC phases?</text:span><text:line-break/>👉 <text:span text:style-name="Emphasis">Answer:</text:span></text:p>
        </text:list-item>
      </text:list>
      <text:list text:style-name="L18">
        <text:list-item>
          <text:p text:style-name="P18"><text:span text:style-name="Strong_20_Emphasis">Design Phase</text:span> → Database schema design (ER diagrams, normalization).</text:p>
        </text:list-item>
        <text:list-item>
          <text:p text:style-name="P18"><text:span text:style-name="Strong_20_Emphasis">Development Phase</text:span> → Writing SQL queries, stored procedures, integrating with Java APIs.</text:p>
        </text:list-item>
        <text:list-item>
          <text:p text:style-name="P18"><text:span text:style-name="Strong_20_Emphasis">Testing Phase</text:span> → Database unit testing, checking query performance.</text:p>
        </text:list-item>
        <text:list-item>
          <text:p text:style-name="P18"><text:span text:style-name="Strong_20_Emphasis">Maintenance Phase</text:span> → Schema updates, performance tun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2:02:54.666000000</meta:creation-date>
    <dc:date>2025-09-19T12:03:28.032000000</dc:date>
    <meta:editing-duration>PT34S</meta:editing-duration>
    <meta:editing-cycles>1</meta:editing-cycles>
    <meta:document-statistic meta:table-count="0" meta:image-count="0" meta:object-count="0" meta:page-count="3" meta:paragraph-count="48" meta:word-count="571" meta:character-count="3543" meta:non-whitespace-character-count="3065"/>
    <meta:generator>LibreOffice/7.5.4.2$Windows_X86_64 LibreOffice_project/36ccfdc35048b057fd9854c757a8b67ec53977b6</meta:generator>
  </office:meta>
</office:document-meta>
</file>